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CU Swap Project by HerbalNekoT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5576-001 Taiwan with Diode (J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s SKCP Swi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Mallar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gend</text:p>
          </table:table-cell>
          <table:table-cell office:value-type="string" calcext:value-type="string">
            <text:p>Switch ID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1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24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cap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_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+=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Yen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ckspac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ps Lock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;: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“’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\|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shift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?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shift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CTRL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LATL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henkan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enkan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ana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LT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CTRL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ge Up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ge Dowm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lock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Div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Mult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Minus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Add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Enter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umDot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um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2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um3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4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5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um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D GND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1</text:p>
          </table:table-cell>
          <table:table-cell office:value-type="string" calcext:value-type="string">
            <text:p>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2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3</text:p>
          </table:table-cell>
          <table:table-cell office:value-type="string" calcext:value-type="string">
            <text:p>B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20:05:13.727308945</meta:creation-date>
    <dc:date>2022-11-26T02:43:22.552602998</dc:date>
    <meta:editing-duration>P9DT6H9M18S</meta:editing-duration>
    <meta:editing-cycles>21</meta:editing-cycles>
    <meta:generator>LibreOffice/7.4.2.3$Linux_X86_64 LibreOffice_project/40$Build-3</meta:generator>
    <meta:document-statistic meta:table-count="1" meta:cell-count="512" meta:object-count="0"/>
  </office:meta>
</office:document-meta>
</file>